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</office:automatic-styles>
  <office:body>
    <office:text text:use-soft-page-breaks="true">
      <text:p text:style-name="P1">環狀線Y20新北產業園區站平日一月台發車時刻</text:p>
      <text:p text:style-name="P2">6時00、04、13、21、28、36、44、49、54</text:p>
      <text:p text:style-name="P3">7時00、05、10、15、20、25、29、34、39、43、48、53、58</text:p>
      <text:p text:style-name="P4">8時03、09、14、18、23、28、33、37、42、45、52、57、</text:p>
      <text:p text:style-name="P5">9時01、06、11、17、22、29、36、44、51、59</text:p>
      <text:p text:style-name="P6">10時08、16、21、29、36、44、51、59</text:p>
      <text:p text:style-name="P7">11時06、14、21、29、36、44、51、59</text:p>
      <text:p text:style-name="P8">12時06、14、21、29、36、44、51、59</text:p>
      <text:p text:style-name="P9">13時06、14、21、29、36、44、51、59</text:p>
      <text:p text:style-name="P10">14時06、14、21、29、36、44、51、59</text:p>
      <text:p text:style-name="P11">15時06、14、21、29、36、44、51、59</text:p>
      <text:p text:style-name="P12">16時07、14、22、29、36、43、51、56</text:p>
      <text:p text:style-name="P13">17時01、06、11、16、20、25、30、34、39、44、49、53、58</text:p>
      <text:p text:style-name="P14">18時05、09、14、19、24、28、33、37、42、47、52、57、</text:p>
      <text:p text:style-name="P15">19時01、08、13、17、22、27、31、36、41、45、52</text:p>
      <text:p text:style-name="P16">20時00、09、19、29、39、49、59</text:p>
      <text:p text:style-name="P17">21時09、19、29、39、49、59</text:p>
      <text:p text:style-name="P18">22時09、19、27、36、46、56</text:p>
      <text:p text:style-name="P19">23時07、15、23、31、39、48</text:p>
      <text:p text:style-name="P20">24時00</text:p>
      <text:p text:style-name="P21"><text:tab/><text:tab/></text:p>
      <text:p text:style-name="P22">環狀線Y20新北產業園區站假日一月台發車時刻</text:p>
      <text:p text:style-name="P23">6時<text:tab/>02、11、19、27、34、43、51<text:tab/>分</text:p>
      <text:p text:style-name="P24">7時<text:tab/>00、08、15、22、31、41、52<text:tab/>分</text:p>
      <text:p text:style-name="P25">8時<text:tab/>02、12、22、32、43、52<text:tab/>分<text:tab/></text:p>
      <text:p text:style-name="P26">9時<text:tab/>02、12、22、32、41、50、58<text:tab/>分</text:p>
      <text:p text:style-name="P27">10時06、11、18、26、33、41、48、56分</text:p>
      <text:p text:style-name="P28">11時03、11、18、26、33、41、48、56分</text:p>
      <text:p text:style-name="P29">12時03、11、18、26、33、41、48、56分</text:p>
      <text:p text:style-name="P30">13時03、11、18、26、33、41、48、56分</text:p>
      <text:p text:style-name="P31">14時03、11、18、26、33、41、48、56分</text:p>
      <text:p text:style-name="P32">15時03、11、18、26、33、41、48、56分</text:p>
      <text:p text:style-name="P33">16時03、11、18、26、33、41、48、56分</text:p>
      <text:p text:style-name="P34">17時03、11、18、26、33、41、48、56分</text:p>
      <text:p text:style-name="P35">18時03、13、22、32、42、52<text:tab/>分<text:tab/></text:p>
      <text:p text:style-name="P36">19時02、12、22、32、42、52<text:tab/>分<text:tab/></text:p>
      <text:p text:style-name="P37">20時02、12、22、32、42、52<text:tab/>分<text:tab/></text:p>
      <text:p text:style-name="P38">21時02、12、22、32、42、52<text:tab/>分<text:tab/></text:p>
      <text:soft-page-break/>
      <text:p text:style-name="P39">22時02、12、22、32、42、52<text:tab/>分<text:tab/></text:p>
      <text:p text:style-name="P40">23時02、12、21、30、38、46、58<text:tab/>分</text:p>
      <text:p text:style-name="P41">24時10、23、34<text:tab/>分<text:tab/><text:tab/></text:p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呂岳翰</dc:creator>
    <meta:creation-date>2025-07-28T05:58:00Z</meta:creation-date>
    <dc:date>2025-07-28T05:58:00Z</dc:date>
    <meta:template xlink:href="Normal" xlink:type="simple"/>
    <meta:editing-cycles>2</meta:editing-cycles>
    <meta:editing-duration>PT0S</meta:editing-duration>
    <meta:document-statistic meta:page-count="2" meta:paragraph-count="2" meta:word-count="161" meta:character-count="1078" meta:row-count="7" meta:non-whitespace-character-count="919"/>
  </office:meta>
</office:document-meta>
</file>